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style:font-name="Constantia" fo:font-size="20pt" officeooo:paragraph-rsid="000470c3" style:font-size-asian="20pt" style:font-size-complex="20pt"/>
    </style:style>
    <style:style style:name="P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Constantia" fo:font-size="20pt" style:font-size-asian="20pt" style:font-size-complex="20pt"/>
    </style:style>
    <style:style style:name="P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Constantia" fo:font-size="11pt" style:font-size-asian="11pt" style:font-size-complex="11pt"/>
    </style:style>
    <style:style style:name="T1" style:family="text">
      <style:text-properties officeooo:rsid="000470c3"/>
    </style:style>
    <style:style style:name="T2" style:family="text">
      <style:text-properties officeooo:rsid="000528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: Gabriel Almeida Mendes / DRE: 11704949</text:span></text:p>
      <text:p text:style-name="P3"/>
      <text:p text:style-name="P3">Modulo 1 - Laborat<text:span text:style-name="T1">ór</text:span>io 2 - Atividade 1</text:p>
      <text:p text:style-name="P2"/>
      <text:p text:style-name="P4">Avalie o desempenho da sua solu<text:span text:style-name="T1">çã</text:span>o, usando diferentes dimens<text:span text:style-name="T1">õ</text:span>es das matrizes <text:span text:style-name="T1">de</text:span> entrada e n<text:span text:style-name="T1">ú</text:span>mero de threads no programa:</text:p>
      <text:p text:style-name="P4"/>
      <text:p text:style-name="P4">(a) Avalie seu programa com matrizes com as seguintes dimens<text:span text:style-name="T2">õ</text:span>es: 500, 100<text:span text:style-name="T1">0 </text:span>e 2000.</text:p>
      <text:p text:style-name="P4">(b) Para cada dimens<text:span text:style-name="T2">ã</text:span>o das matrizes de entrada, avalie seu programa usando o seguinte n<text:span text:style-name="T2">ú</text:span>mero de threads: 1, 2 e 4.</text:p>
      <text:p text:style-name="P4">(c) Fa<text:span text:style-name="T2">ç</text:span>a ao menos 5 execu<text:span text:style-name="T2">çõ</text:span>es de cada caso e registre a de menor tempo.</text:p>
      <text:p text:style-name="P4">(d) Calcule o desempenho obtido em cada caso e registre todos os resultados em um arquivo PDF.</text:p>
      <text:p text:style-name="P4">(e) Avalie e comente no arquivo PDF se os resultados obtidos estao de acordo com o esperado. Acrescente a informa<text:span text:style-name="T2">ção</text:span> sobre a configura<text:span text:style-name="T2">çã</text:span>o do hardware da m<text:span text:style-name="T2">á</text:span>quina usada para a avalia<text:span text:style-name="T2">çã</text:span>o (n<text:span text:style-name="T2">ú</text:span>mero de processadores)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5T23:55:23.205000000</meta:creation-date>
    <dc:date>2021-07-26T00:36:45.176000000</dc:date>
    <meta:editing-duration>PT21M</meta:editing-duration>
    <meta:editing-cycles>1</meta:editing-cycles>
    <meta:document-statistic meta:table-count="0" meta:image-count="0" meta:object-count="0" meta:page-count="1" meta:paragraph-count="8" meta:word-count="135" meta:character-count="773" meta:non-whitespace-character-count="646"/>
    <meta:generator>LibreOffice/7.1.4.2$Windows_X86_64 LibreOffice_project/a529a4fab45b75fefc5b6226684193eb000654f6</meta:generator>
  </office:meta>
</office:document-meta>
</file>